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7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3" style:family="table-cell" style:parent-style-name="Default">
      <style:table-cell-properties fo:wrap-option="wrap" fo:border="0.74pt solid #000000" style:vertical-align="top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cessLandscapeCatalog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4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Наименование функции</text:p>
          </table:table-cell>
          <table:table-cell table:style-name="ce1" office:value-type="string" calcext:value-type="string">
            <text:p>Организационный элемент</text:p>
          </table:table-cell>
          <table:table-cell table:style-name="ce1" office:value-type="string" calcext:value-type="string">
            <text:p>Роль</text:p>
          </table:table-cell>
          <table:table-cell table:style-name="ce1" office:value-type="string" calcext:value-type="string">
            <text:p>Документ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еятельность ОА "Косметичес- кий салон"</text:p>
          </table:table-cell>
          <table:table-cell office:value-type="string" calcext:value-type="string">
            <text:p>Административно управленческий персонал,</text:p>
            <text:p>мастера</text:p>
          </table:table-cell>
          <table:table-cell office:value-type="string" calcext:value-type="string">
            <text:p>Владелец,</text:p>
            <text:p>Администратор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string" calcext:value-type="string">
            <text:p>Управление потоком материалов</text:p>
          </table:table-cell>
          <table:table-cell office:value-type="string" calcext:value-type="string">
            <text:p>Административно управленческий персонал</text:p>
          </table:table-cell>
          <table:table-cell office:value-type="string" calcext:value-type="string">
            <text:p>Владелец,</text:p>
            <text:p>Администратор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1.1.1</text:p>
          </table:table-cell>
          <table:table-cell office:value-type="string" calcext:value-type="string">
            <text:p>Инвентаризация</text:p>
          </table:table-cell>
          <table:table-cell office:value-type="string" calcext:value-type="string">
            <text:p>Административно управленческий персонал,</text:p>
            <text:p>мастера</text:p>
          </table:table-cell>
          <table:table-cell office:value-type="string" calcext:value-type="string">
            <text:p>Владелец,</text:p>
            <text:p>Администратор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.1.1.1</text:p>
          </table:table-cell>
          <table:table-cell office:value-type="string" calcext:value-type="string">
            <text:p>Создание инвентаризационной комиссии</text:p>
          </table:table-cell>
          <table:table-cell office:value-type="string" calcext:value-type="string">
            <text:p>Административно управленческий персонал</text:p>
          </table:table-cell>
          <table:table-cell office:value-type="string" calcext:value-type="string">
            <text:p>Владелец,</text:p>
            <text:p>Администратор</text:p>
          </table:table-cell>
          <table:table-cell table:style-name="ce3" office:value-type="string" calcext:value-type="string">
            <text:p>ГП_ДОК_ПриказСозданияИнвентКомиссии</text:p>
            <text:p><text:span text:style-name="T1">(ГП_ТБЧ_СписокЧленовИнвентКомиссии)</text:span>,</text:p>
            <text:p>ГП_СПР_МоиОрганизации,</text:p>
            <text:p>ГП_СПР_МестаХранения,</text:p>
            <text:p>ГП_СПР_Сотрудники</text:p>
          </table:table-cell>
        </table:table-row>
        <table:table-row table:style-name="ro3">
          <table:table-cell office:value-type="string" calcext:value-type="string">
            <text:p>1.1.1.2</text:p>
          </table:table-cell>
          <table:table-cell office:value-type="string" calcext:value-type="string">
            <text:p>Проведение инвентаризации</text:p>
          </table:table-cell>
          <table:table-cell office:value-type="string" calcext:value-type="string">
            <text:p>Административно управленческий персонал,</text:p>
            <text:p>мастера</text:p>
          </table:table-cell>
          <table:table-cell office:value-type="string" calcext:value-type="string">
            <text:p>Владелец,</text:p>
            <text:p>Администратор,</text:p>
            <text:p>Парикхмахер,</text:p>
            <text:p>Массажист,</text:p>
            <text:p>Визажист</text:p>
          </table:table-cell>
          <table:table-cell table:style-name="ce3" office:value-type="string" calcext:value-type="string">
            <text:p>ГП_ДОК_ИнвентОпись</text:p>
            <text:p>(ГП_ТБЧ_НоменклИнвентаризации),</text:p>
            <text:p>ГП_СПР_Номенклатура,</text:p>
            <text:p>ГП_СПР_ЕдиницыХранения,</text:p>
            <text:p>ГП_СПР_Производители</text:p>
          </table:table-cell>
        </table:table-row>
        <table:table-row table:style-name="ro3">
          <table:table-cell office:value-type="string" calcext:value-type="string">
            <text:p>1.1.1.3</text:p>
          </table:table-cell>
          <table:table-cell office:value-type="string" calcext:value-type="string">
            <text:p>Выдача отчёта инвентаризации</text:p>
          </table:table-cell>
          <table:table-cell office:value-type="string" calcext:value-type="string">
            <text:p>Административно управленческий персонал,</text:p>
            <text:p>мастера</text:p>
          </table:table-cell>
          <table:table-cell office:value-type="string" calcext:value-type="string">
            <text:p>Владелец,</text:p>
            <text:p>Администратор,</text:p>
            <text:p>Парикхмахер,</text:p>
            <text:p>Массажист,</text:p>
            <text:p>Визажист</text:p>
          </table:table-cell>
          <table:table-cell table:style-name="ce3" office:value-type="string" calcext:value-type="string">
            <text:p>ГП_ОТЧ_АктОбИнвентаризаци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9T00:55:42.124018472</dc:date>
    <meta:editing-duration>PT2M50S</meta:editing-duration>
    <meta:editing-cycles>3</meta:editing-cycles>
    <meta:generator>LibreOffice/7.3.7.2$Linux_X86_64 LibreOffice_project/30$Build-2</meta:generator>
    <meta:document-statistic meta:table-count="1" meta:cell-count="35" meta:object-count="0"/>
  </office:meta>
</office:document-meta>
</file>